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91cm" fo:min-width="0.961cm"/>
    </style:style>
    <style:style style:name="gr2" style:family="graphic" style:parent-style-name="standard">
      <style:graphic-properties draw:textarea-horizontal-align="justify" draw:textarea-vertical-align="middle" draw:auto-grow-height="false" fo:min-height="0.393cm" fo:min-width="1.434cm"/>
    </style:style>
    <style:style style:name="gr3" style:family="graphic" style:parent-style-name="standard">
      <style:graphic-properties draw:textarea-horizontal-align="justify" draw:textarea-vertical-align="middle" draw:auto-grow-height="false" fo:min-height="0.837cm" fo:min-width="2.173cm"/>
    </style:style>
    <style:style style:name="gr4" style:family="graphic" style:parent-style-name="standard">
      <style:graphic-properties draw:textarea-horizontal-align="justify" draw:textarea-vertical-align="middle" draw:auto-grow-height="false" fo:min-height="0.637cm" fo:min-width="1.128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0.71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421cm" fo:min-width="0.961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173cm"/>
    </style:style>
    <style:style style:name="gr11" style:family="graphic" style:parent-style-name="standard">
      <style:graphic-properties draw:stroke="none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649cm"/>
    </style:style>
    <style:style style:name="gr13" style:family="graphic" style:parent-style-name="standard">
      <style:graphic-properties draw:stroke="none" svg:stroke-color="#000000" draw:fill="none" draw:fill-color="#ffffff" fo:min-height="0.4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style:font-name="Liberation Mono" fo:font-size="12pt" style:font-size-asian="8pt" style:font-name-complex="Liberation Mono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1" draw:style-name="gr1" draw:text-style-name="P2" xml:id="id1" draw:id="id1" draw:layer="layout" svg:width="2.065cm" svg:height="1.047cm" svg:x="9.7cm" svg:y="5.7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3" draw:style-name="gr2" draw:text-style-name="P2" xml:id="id2" draw:id="id2" draw:layer="layout" svg:width="3.07cm" svg:height="1.019cm" svg:x="9.205cm" svg:y="8.15cm">
          <text:p text:style-name="P1"><text:span text:style-name="T1">PRIN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3" draw:style-name="gr2" draw:text-style-name="P2" xml:id="id3" draw:id="id3" draw:layer="layout" svg:width="3.07cm" svg:height="1.019cm" svg:x="9.23cm" svg:y="10.4cm">
          <text:p text:style-name="P1"><text:span text:style-name="T1">GE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4" draw:style-name="gr3" draw:text-style-name="P2" xml:id="id4" draw:id="id4" draw:layer="layout" svg:width="2.673cm" svg:height="1.087cm" svg:x="9.445cm" svg:y="12.831cm">
          <text:p text:style-name="P1"><text:span text:style-name="T1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9" draw:style-name="gr4" draw:text-style-name="P2" xml:id="id5" draw:id="id5" draw:layer="layout" svg:width="3.255cm" svg:height="1.773cm" svg:x="9.145cm" svg:y="15.2cm">
          <text:p text:style-name="P1"><text:span text:style-name="T1">I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name="Shape2" draw:style-name="gr5" draw:text-style-name="P3" draw:layer="layout" svg:width="4cm" svg:height="1.199cm" svg:x="13.3cm" svg:y="8.2cm">
          <draw:text-box>
            <text:p><text:span text:style-name="T1">What is your age?</text:span></text:p>
          </draw:text-box>
        </draw:frame>
        <draw:frame draw:name="Shape2" draw:style-name="gr6" draw:text-style-name="P3" draw:layer="layout" svg:width="3.308cm" svg:height="0.966cm" svg:x="13.192cm" svg:y="10.434cm">
          <draw:text-box>
            <text:p><text:span text:style-name="T1">Age from user</text:span></text:p>
          </draw:text-box>
        </draw:frame>
        <draw:frame draw:name="Shape2" draw:style-name="gr5" draw:text-style-name="P3" draw:layer="layout" svg:width="3.6cm" svg:height="1.199cm" svg:x="13.3cm" svg:y="15.3cm">
          <draw:text-box>
            <text:p><text:span text:style-name="T1">users_age &gt; 18</text:span></text:p>
          </draw:text-box>
        </draw:frame>
        <draw:frame draw:name="Shape2" draw:style-name="gr7" draw:text-style-name="P3" draw:layer="layout" svg:width="3.808cm" svg:height="1.673cm" svg:x="13.292cm" svg:y="12.827cm">
          <draw:text-box>
            <text:p><text:span text:style-name="T1">Age into variable</text:span></text:p>
            <text:p><text:span text:style-name="T1">users_age</text:span></text:p>
          </draw:text-box>
        </draw:frame>
        <draw:connector draw:style-name="gr8" draw:text-style-name="P4" draw:layer="layout" draw:type="line" svg:x1="10.733cm" svg:y1="6.747cm" svg:x2="10.74cm" svg:y2="8.15cm" draw:start-shape="id1" draw:start-glue-point="8" draw:end-shape="id2" draw:end-glue-point="5" svg:d="M10733 6747l7 1403" svg:viewBox="0 0 8 1404">
          <text:p/>
        </draw:connector>
        <draw:connector draw:style-name="gr8" draw:text-style-name="P4" draw:layer="layout" draw:type="line" svg:x1="10.74cm" svg:y1="9.169cm" svg:x2="10.765cm" svg:y2="10.4cm" draw:start-shape="id2" draw:start-glue-point="8" draw:end-shape="id3" draw:end-glue-point="5" svg:d="M10740 9169l25 1231" svg:viewBox="0 0 26 1232">
          <text:p/>
        </draw:connector>
        <draw:connector draw:style-name="gr8" draw:text-style-name="P4" draw:layer="layout" draw:type="line" svg:x1="10.765cm" svg:y1="11.419cm" svg:x2="10.781cm" svg:y2="12.831cm" draw:start-shape="id3" draw:start-glue-point="8" draw:end-shape="id4" draw:end-glue-point="0" svg:d="M10765 11419l16 1412" svg:viewBox="0 0 17 1413">
          <text:p/>
        </draw:connector>
        <draw:connector draw:style-name="gr8" draw:text-style-name="P4" draw:layer="layout" draw:type="line" svg:x1="10.781cm" svg:y1="13.918cm" svg:x2="10.773cm" svg:y2="15.2cm" draw:start-shape="id4" draw:start-glue-point="2" draw:end-shape="id5" draw:end-glue-point="4" svg:d="M10781 13918l-8 1282" svg:viewBox="0 0 9 1283">
          <text:p/>
        </draw:connector>
        <draw:custom-shape draw:name="Shape1" draw:style-name="gr9" draw:text-style-name="P2" xml:id="id8" draw:id="id8" draw:layer="layout" svg:width="2.065cm" svg:height="0.947cm" svg:x="9.735cm" svg:y="21.453cm">
          <text:p text:style-name="P1"><text:span text:style-name="T1">FINIS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4" draw:style-name="gr10" draw:text-style-name="P2" xml:id="id7" draw:id="id7" draw:layer="layout" svg:width="2.673cm" svg:height="1cm" svg:x="12.4cm" svg:y="17.9cm">
          <text:p text:style-name="P1"><text:span text:style-name="T1">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Shape2" draw:style-name="gr5" draw:text-style-name="P3" draw:layer="layout" svg:width="3.2cm" svg:height="1.199cm" svg:x="12.3cm" svg:y="19.201cm">
          <draw:text-box>
            <text:p><text:span text:style-name="T1">Serve alcohol!</text:span></text:p>
          </draw:text-box>
        </draw:frame>
        <draw:frame draw:name="Shape2" draw:style-name="gr11" draw:text-style-name="P3" draw:layer="layout" svg:width="1.9cm" svg:height="0.725cm" svg:x="8.2cm" svg:y="16.7cm">
          <draw:text-box>
            <text:p><text:span text:style-name="T1">ELSE</text:span></text:p>
          </draw:text-box>
        </draw:frame>
        <draw:frame draw:name="Shape2" draw:style-name="gr12" draw:text-style-name="P3" draw:layer="layout" svg:width="1.8cm" svg:height="0.899cm" svg:x="11.9cm" svg:y="16.7cm">
          <draw:text-box>
            <text:p><text:span text:style-name="T1">THEN</text:span></text:p>
          </draw:text-box>
        </draw:frame>
        <draw:custom-shape draw:name="Shape3" draw:style-name="gr2" draw:text-style-name="P2" xml:id="id6" draw:id="id6" draw:layer="layout" svg:width="3.07cm" svg:height="1.019cm" svg:x="6.53cm" svg:y="17.9cm">
          <text:p text:style-name="P1"><text:span text:style-name="T1">PRIN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svg:x1="9.145cm" svg:y1="16.087cm" svg:x2="8.065cm" svg:y2="17.9cm" draw:start-shape="id5" draw:start-glue-point="5" draw:end-shape="id6" draw:end-glue-point="5" svg:d="M9145 16087h-1080v1813" svg:viewBox="0 0 1081 1814">
          <text:p/>
        </draw:connector>
        <draw:connector draw:style-name="gr8" draw:text-style-name="P4" draw:layer="layout" svg:x1="12.4cm" svg:y1="16.087cm" svg:x2="13.736cm" svg:y2="17.9cm" draw:start-shape="id5" draw:start-glue-point="7" draw:end-shape="id7" draw:end-glue-point="0" svg:d="M12400 16087h1336v1813" svg:viewBox="0 0 1337 1814">
          <text:p/>
        </draw:connector>
        <draw:connector draw:style-name="gr8" draw:text-style-name="P4" draw:layer="layout" draw:type="curve" draw:line-skew="-1.964cm" svg:x1="6.913cm" svg:y1="18.41cm" svg:x2="9.588cm" svg:y2="8.66cm" draw:start-shape="id6" draw:start-glue-point="9" draw:end-shape="id2" draw:end-glue-point="9" svg:d="M6913 18410c-4272 0-5609-9750 2675-9750" svg:viewBox="0 0 6060 9751">
          <text:p/>
        </draw:connector>
        <draw:frame draw:name="Shape2" draw:style-name="gr13" draw:text-style-name="P3" draw:layer="layout" svg:width="5cm" svg:height="0.729cm" svg:x="5.4cm" svg:y="19.271cm">
          <draw:text-box>
            <text:p><text:span text:style-name="T2">You’re too young!</text:span></text:p>
          </draw:text-box>
        </draw:frame>
        <draw:connector draw:style-name="gr8" draw:text-style-name="P4" draw:layer="layout" svg:x1="12.4cm" svg:y1="18.4cm" svg:x2="10.768cm" svg:y2="21.453cm" draw:start-shape="id7" draw:start-glue-point="3" draw:end-shape="id8" draw:end-glue-point="4" svg:d="M12400 18400h-1632v3053" svg:viewBox="0 0 1633 30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font-name="Liberation Serif" fo:font-family="'Liberation Serif', 'Times New Roman'" style:font-family-generic="roman" style:font-pitch="variable" fo:font-size="15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font-name="Liberation Serif" fo:font-family="'Liberation Serif', 'Times New Roman'" style:font-family-generic="roman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Lohit Devanagari" style:font-family-asian="'Lohit Devanagari'" style:font-pitch-asian="variable" style:font-size-asian="10pt" style:font-weight-asian="bold" style:font-weight-complex="bold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y Hilliard</meta:initial-creator>
    <meta:creation-date>2018-02-09T07:21:00.423141563</meta:creation-date>
    <dc:date>2018-02-09T17:57:01.814659356</dc:date>
    <dc:creator>Cory Hilliard</dc:creator>
    <meta:editing-duration>PT8H14M38S</meta:editing-duration>
    <meta:editing-cycles>4</meta:editing-cycles>
    <meta:generator>LibreOffice/5.4.4.2$Linux_X86_64 LibreOffice_project/40$Build-2</meta:generator>
    <meta:document-statistic meta:object-count="24"/>
  </office:meta>
</office:document-meta>
</file>